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art No.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Colour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lack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lack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lack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lack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lack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ear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ear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ear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lack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ck</text:p>
          </table:table-cell>
          <table:table-cell table:number-columns-repeated="16381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Sam</meta:initial-creator>
    <dc:creator>Sam</dc:creator>
    <meta:creation-date>2022-02-09T10:26:27Z</meta:creation-date>
    <dc:date>2022-02-09T10:32:25Z</dc:date>
  </office:meta>
</office:document-meta>
</file>